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Exercise #1: Entity Based History and Audit<text:tab/>1</text:p>
          <text:p text:style-name="P5">Exercise #2: EFF vs. LOG Table Types<text:tab/>5</text:p>
          <text:p text:style-name="P5">Exercise #3: Point-in-Time ASOF Views<text:tab/>10</text:p>
          <text:p text:style-name="P5">Exercise #4: Audited POP Functions<text:tab/>10</text:p>
          <text:p text:style-name="P5">Exercise #5: Comprehensive OMNI Views<text:tab/>10</text:p>
          <text:p text:style-name="P5">Exercise #6: Transportable ASOF Data<text:tab/>11</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26645586"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79 kbytes and has over 3,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8-FEB-83 12</text:p>
      <text:p text:style-name="Literal"><text:s text:c="2"/>4 <text:s/>7499 ALLEN <text:s/>SALESMAN <text:s text:c="2"/>7698 20-FEB-81 <text:s/>1600 <text:s text:c="4"/>30 THOMPSON <text:s text:c="3"/>14-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30-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28-NOV-81 12</text:p>
      <text:p text:style-name="Literal"><text:s text:c="2"/>9 <text:s/>7782 CLARK <text:s/>MANAGER <text:s text:c="3"/>7839 09-JUN-81 <text:s/>2450 <text:s text:c="4"/>10 SMITH <text:s text:c="6"/>01-DEC-81 12</text:p>
      <text:p text:style-name="Literal"><text:s/>20 <text:s/>7788 SCOTT <text:s/>ANALYST <text:s text:c="3"/>7566 09-DEC-82 <text:s/>3000 <text:s text:c="4"/>20 JAMES <text:s text:c="6"/>06-DEC-82 12</text:p>
      <text:p text:style-name="Literal"><text:s/>15 <text:s/>7839 KING <text:s text:c="2"/>PRESIDENT <text:s text:c="6"/>17-NOV-81 <text:s/>5000 <text:s text:c="4"/>10 SMITH <text:s text:c="6"/>15-NOV-81 12</text:p>
      <text:p text:style-name="Literal"><text:s/>13 <text:s/>7844 TURNER SALESMAN <text:s text:c="2"/>7698 08-SEP-81 <text:s/>1500 <text:s text:c="4"/>30 SMITH <text:s text:c="6"/>09-SEP-81 12</text:p>
      <text:p text:style-name="Literal"><text:s/>21 <text:s/>7876 ADAMS <text:s/>CLERK <text:s text:c="5"/>7788 12-JAN-83 <text:s/>1100 <text:s text:c="4"/>20 SMITH <text:s text:c="6"/>09-JAN-83 12</text:p>
      <text:p text:style-name="Literal"><text:s/>17 <text:s/>7900 JAMES <text:s/>CLERK <text:s text:c="5"/>7698 03-DEC-81 <text:s text:c="2"/>950 <text:s text:c="4"/>30 SMITH <text:s text:c="6"/>01-DEC-81 12</text:p>
      <text:p text:style-name="Literal"><text:s/>18 <text:s/>7902 FORD <text:s text:c="2"/>ANALYST <text:s text:c="3"/>7566 03-DEC-81 <text:s/>3000 <text:s text:c="4"/>20 SMITH <text:s text:c="6"/>02-DEC-81 12</text:p>
      <text:p text:style-name="Literal"><text:s/>19 <text:s/>7934 MILLER CLERK <text:s text:c="5"/>7782 23-JAN-82 <text:s/>1300 <text:s text:c="4"/>10 JAMES <text:s text:c="6"/>22-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_ID EMPNO ENAME <text:s text:c="3"/>JOB <text:s text:c="7"/>MGR_ AUD_BEG_ AUD_BEG_D AUD_END_ AUD_END_D</text:p>
      <text:p text:style-name="Literal">------ ----- -------- --------- ----- -------- --------- -------- ---------</text:p>
      <text:p text:style-name="Literal"><text:s text:c="5"/>1 <text:s/>7301 ELLISON <text:s/>PRESIDENT <text:s text:c="6"/>DAVIS <text:s text:c="3"/>30-OCT-80 THOMPSON 30-JUN-81</text:p>
      <text:p text:style-name="Literal"><text:s text:c="5"/>2 <text:s/>7344 DAVIS <text:s text:c="3"/>CLERK <text:s text:c="8"/>1 DAVIS <text:s text:c="3"/>14-NOV-80 THOMPSON 22-JUN-81</text:p>
      <text:p text:style-name="Literal"><text:s text:c="5"/>2 <text:s/>7344 DAVIS <text:s text:c="3"/>CLERK <text:s text:c="7"/>11 THOMPSON 21-JUN-81 THOMPSON 19-AUG-81</text:p>
      <text:p text:style-name="Literal"><text:s text:c="5"/>2 <text:s/>7344 DAVIS <text:s text:c="3"/>CLERK <text:s text:c="7"/>12 THOMPSON 19-AUG-81 SMITH <text:s text:c="3"/>28-NOV-81</text:p>
      <text:p text:style-name="Literal"><text:s text:c="5"/>2 <text:s/>7344 DAVIS <text:s text:c="3"/>CLERK <text:s text:c="7"/>15 SMITH <text:s text:c="3"/>28-NOV-81 SMITH <text:s text:c="3"/>10-DEC-81</text:p>
      <text:p text:style-name="Literal"><text:s text:c="5"/>3 <text:s/>7369 THOMPSON CLERK <text:s text:c="8"/>1 DAVIS <text:s text:c="3"/>18-DEC-80 THOMPSON 20-JUN-81</text:p>
      <text:p text:style-name="Literal"><text:s text:c="5"/>3 <text:s/>7369 SMITH <text:s text:c="3"/>CLERK <text:s text:c="7"/>15 SMITH <text:s text:c="3"/>30-NOV-81 SMITH <text:s text:c="3"/>24-FEB-83</text:p>
      <text:p text:style-name="Literal"><text:s text:c="5"/>3 <text:s/>7369 THOMPSON CLERK <text:s text:c="7"/>11 THOMPSON 21-JUN-81 SMITH <text:s text:c="3"/>23-AUG-81</text:p>
      <text:p text:style-name="Literal"><text:s text:c="5"/>3 <text:s/>7369 SMITH <text:s text:c="3"/>CLERK <text:s text:c="7"/>12 THOMPSON 20-AUG-81 SMITH <text:s text:c="3"/>29-NOV-81</text:p>
      <text:p text:style-name="Literal"><text:s text:c="5"/>4 <text:s/>7499 ALLEN <text:s text:c="3"/>SALESMAN <text:s text:c="5"/>1 THOMPSON 20-FEB-81 THOMPSON 14-MAY-81</text:p>
      <text:p text:style-name="Literal"><text:s text:c="5"/>5 <text:s/>7521 WARD <text:s text:c="4"/>SALESMAN <text:s text:c="5"/>1 THOMPSON 22-FEB-81 THOMPSON 15-MAY-81</text:p>
      <text:p text:style-name="Literal"><text:s text:c="5"/>6 <text:s/>7566 JONES <text:s text:c="3"/>MANAGER <text:s text:c="6"/>1 THOMPSON 31-MAR-81 THOMPSON 21-JUN-81</text:p>
      <text:p text:style-name="Literal"><text:s text:c="5"/>6 <text:s/>7566 JONES <text:s text:c="3"/>MANAGER <text:s text:c="5"/>11 THOMPSON 24-JUN-81 SMITH <text:s text:c="3"/>22-AUG-81</text:p>
      <text:p text:style-name="Literal"><text:s text:c="5"/>6 <text:s/>7566 JONES <text:s text:c="3"/>MANAGER <text:s text:c="5"/>12 THOMPSON 19-AUG-81 SMITH <text:s text:c="3"/>30-NOV-81</text:p>
      <text:p text:style-name="Literal"><text:s text:c="5"/>7 <text:s/>7654 MARTIN <text:s text:c="2"/>SALESMAN <text:s text:c="5"/>1 THOMPSON 18-APR-81 THOMPSON 14-MAY-81</text:p>
      <text:p text:style-name="Literal"><text:s text:c="5"/>8 <text:s/>7698 BLAKE <text:s text:c="3"/>MANAGER <text:s text:c="6"/>1 THOMPSON 01-MAY-81 THOMPSON 23-JUN-81</text:p>
      <text:p text:style-name="Literal"><text:s text:c="5"/>8 <text:s/>7698 BLAKE <text:s text:c="3"/>MANAGER <text:s text:c="5"/>11 THOMPSON 21-JUN-81 SMITH <text:s text:c="3"/>21-AUG-81</text:p>
      <text:p text:style-name="Literal"><text:s text:c="5"/>8 <text:s/>7698 BLAKE <text:s text:c="3"/>MANAGER <text:s text:c="5"/>12 THOMPSON 20-AUG-81 SMITH <text:s text:c="3"/>30-NOV-81</text:p>
      <text:p text:style-name="Literal"><text:s text:c="5"/>9 <text:s/>7782 CLARK <text:s text:c="3"/>MANAGER <text:s text:c="6"/>1 THOMPSON 09-JUN-81 THOMPSON 23-JUN-81</text:p>
      <text:p text:style-name="Literal"><text:s text:c="5"/>9 <text:s/>7782 CLARK <text:s text:c="3"/>MANAGER <text:s text:c="5"/>11 THOMPSON 21-JUN-81 SMITH <text:s text:c="3"/>21-AUG-81</text:p>
      <text:p text:style-name="Literal"><text:s text:c="5"/>9 <text:s/>7782 CLARK <text:s text:c="3"/>MANAGER <text:s text:c="5"/>12 THOMPSON 19-AUG-81 SMITH <text:s text:c="3"/>29-NOV-81</text:p>
      <text:p text:style-name="Literal"><text:s text:c="4"/>10 <text:s/>7788 SCOTT <text:s text:c="3"/>ANALYST <text:s text:c="6"/>6 THOMPSON 10-JUN-81 JAMES <text:s text:c="3"/>07-MAR-82</text:p>
      <text:p text:style-name="Literal"><text:s text:c="4"/>11 <text:s/>7839 KING <text:s text:c="4"/>PRESIDENT <text:s text:c="6"/>THOMPSON 14-JUN-81 SMITH <text:s text:c="3"/>29-AUG-81</text:p>
      <text:p text:style-name="Literal"><text:s text:c="4"/>12 <text:s/>7840 LANE <text:s text:c="4"/>PRESIDENT <text:s text:c="6"/>THOMPSON 15-AUG-81 SMITH <text:s text:c="3"/>28-NOV-81</text:p>
      <text:p text:style-name="Literal"><text:s text:c="4"/>16 <text:s/>7876 ADAMS <text:s text:c="3"/>CLERK <text:s text:c="8"/>6 SMITH <text:s text:c="3"/>24-NOV-81 JAMES <text:s text:c="3"/>15-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The data records show that many changes have occured to the data in the EMP table.</text:p>
      <text:p text:style-name="Standard"><text:soft-page-break/></text:p>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text:soft-page-break/>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text:soft-page-break/>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text:soft-page-break/>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oft-page-break/><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oft-page-break/><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text:soft-page-break/></text:p>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util.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text:soft-page-break/></text:p>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text:soft-page-break/></text:p>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2-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2<text:span text:style-name="T2">nd</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text:soft-page-break/></text:p>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2-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2<text:span text:style-name="T2">nd</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does not modify the database. <text:s/>This exercise can be repeated without problem.</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xample presented 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query above, EMPNO 7654 MARTIN has 2 instances of employment. <text:s/>The first instance was last modified/entered on April 18<text:span text:style-name="T2">th</text:span>, 1981 and deleted on May 14<text:span text:style-name="T2">th</text:span>, 1981 as captured by EMP ID 7. <text:s/><text:soft-page-break/>Later, MARTIN returned to the company, maintained the same EMPNO, but received a new instance of employment as captured by EMP ID 14. <text:s/>The STAT data shows that EMP ID is "ACT" or active, so MARTIN must still be employed on the second instance of employment. <text:s/>This is a subtle record keeping.</text:p>
      <text:p text:style-name="Standard"/>
      <text:p text:style-name="Standard">In the example below, SMITH is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
      <text:p text:style-name="Literal">EMPNO ENAME <text:s text:c="3"/>EID STAT DID AUD_BEG_ AUD_BEG_D AUD_END_ AUD_END_D</text:p>
      <text:p text:style-name="Literal">----- -------- --- ---- --- -------- --------- -------- ---------</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
      <text:p text:style-name="Literal">EMPNO ENAME <text:s text:c="3"/>EID STAT DID AUD_BEG_ AUD_BEG_D AUD_END_ AUD_END_D</text:p>
      <text:p text:style-name="Literal">----- -------- --- ---- --- -------- --------- -------- ---------</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rollback;</text:p>
      <text:p text:style-name="Literal"/>
      <text:p text:style-name="Literal">Rollback complete.</text:p>
      <text:p text:style-name="Standard"/>
      <text:p text:style-name="Standard"/>
      <text:h text:style-name="Heading_20_1" text:outline-level="1"><text:soft-page-break/>Exercise #6: Transportable ASOF Data</text:h>
      <text:h text:style-name="Heading_20_3" text:outline-level="3">Command Line:</text:h>
      <text:p text:style-name="Literal">sqlplus /nolog @e6</text:p>
      <text:p text:style-name="Standard"/>
      <text:p text:style-name="P2">Exercise #6 does not modify the database. <text:s/>This exercise can be repeated without problem.</text:p>
      <text:p text:style-name="P2"/>
      <text:p text:style-name="Standard">Unlike the original demobld.sql, this demonstration includes built in domain checking on the JOB column in the EMP table. <text:s/>The configuration of DTGen included a domain specification for all possible company jobs. <text:s/>Unlike a foreign key table, a domain is embedded into the error checking </text:p>
      <text:p text:style-name="Standard"/>
      <text:p text:style-name="Standard">Oracle introduced a mechanism to hold rollback entries for use by "flashback" queries to provide data as it was at some previous point in time. <text:s/>Since the source of this data is the rollback segments, transporting this data has limitations. <text:s/>DTGen provides a schema based approach to retrieving data at some previous point in time. <text:s/>The data in the Dtgen generated schema are more easily transported to different databases and servers than the rollback segment data. <text:s/>The loading of data for this demonstration demonstrates some of the capability of transporting historical data. <text:s/>These exercises would not have been more difficult and abstract using Oracle's rollback segment data.</text:p>
      <text:p text:style-name="Standard"/>
      <text:p text:style-name="Standard"><text:s text:c="2"/>Additionally, it is impossible to edit historical mistakes in the rollback segmen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1H55M17S</meta:editing-duration>
    <meta:editing-cycles>169</meta:editing-cycles>
    <meta:generator>OpenOffice.org/3.3$Win32 OpenOffice.org_project/330m20$Build-9567</meta:generator>
    <dc:date>2012-04-18T17:47:21.47</dc:date>
    <dc:creator>Duane Dieterich</dc:creator>
    <meta:document-statistic meta:table-count="0" meta:image-count="0" meta:object-count="0" meta:page-count="16" meta:paragraph-count="662" meta:word-count="5349" meta:character-count="38119"/>
    <meta:user-defined meta:name="Info 1"/>
    <meta:user-defined meta:name="Info 2"/>
    <meta:user-defined meta:name="Info 3"/>
    <meta:user-defined meta:name="Info 4"/>
  </office:meta>
</office:document-meta>
</file>